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6-2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FOREGOES (26:1-25): David chooses not to take advantage of a second opportunity to kill Sau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FOREGOES (26:1-25): David chooses not to take advantage of a second opportunity to kill Sau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nstraint (26:1-11): David and Abishai sneak into Saul's camp late one night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nstraint (26:1-11): David and Abishai sneak into Saul's camp late one night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quest (26:7-8): Abishai asks David's permission to kill the sleeping king with his own spear!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fusal (26:9-11): David refuses, saying that Saul is still God's anointed one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FOREGOES (26:1-25): David chooses not to take advantage of a second opportunity to kill Saul.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nstraint (26:1-11): David and Abishai sneak into Saul's camp late one night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all (26:12-16): David and Abishai leave, taking Saul's spear and water jug. From a safe distance, David wakes his enemies by shouting insults at Abner (Saul's general) for sleeping on the job!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riticism (26:17-20): David asks Saul why he continues to pursue him when David has not harmed him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onfession (26:21-25): Saul confesses that he has wronged David and tells him that he will no longer try to harm him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1 SAMUEL 26-27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DAVID FOREGOES (26:1-25): David chooses not to take advantage of a second opportunity to kill Saul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DAVID FEIGNS (27:1-12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FEIGNS (27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avid's deceit (27:5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David's deceit (27:5-12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facts (27:5-9): David and his men regularly raid the villages of pagan people living along the road to Egypt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fiction (27:10-12): David leads King Achish of the Philistines to believe that he is raiding Israelite villages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FEIGNS (27:1-12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David's doubt (27:1-4): Fearing that Saul will still try to kill him, David moves from Judah to the land of the Philistines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David's deceit (27:5-12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6-27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FOREGOES (26:1-25): David chooses not to take advantage of a second opportunity to kill Saul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FEIGNS (27: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6-27 </dc:title>
    <meta:initial-creator>David STRICKLAND</meta:initial-creator>
    <dc:creator>David STRICKLAND</dc:creator>
    <meta:creation-date>2020-02-22T17:27:57Z</meta:creation-date>
    <dc:date>2020-02-22T17:27:58Z</dc:date>
    <meta:template xlink:href="BibleStudy" xlink:type="simple"/>
    <meta:editing-cycles>1</meta:editing-cycles>
    <meta:editing-duration>PT0S</meta:editing-duration>
    <meta:document-statistic meta:paragraph-count="27" meta:word-count="421"/>
  </office:meta>
</office:document-meta>
</file>